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DP Protocol Monitoring</text:p>
      <text:p text:style-name="Standard"/>
      <text:p text:style-name="Standard">Use the tool in monitor mode. <text:s/>Configure it like doc/config-samples/open-osdp-params-MON.json. <text:s/>Unlike the PD and CP, this is still set up for old-school log tailing. <text:s/>Start the program (need sudo to access serial device) and from another shell tail the log.</text:p>
      <text:p text:style-name="Standard"/>
      <text:p text:style-name="Standard">Using the directory layout in the release you create a MON directory under run, cd there, drop in the parameters file and run the tool as sudo, tailing the log in a second window. <text:s/></text:p>
      <text:p text:style-name="Standard"/>
      <text:p text:style-name="Standard">Set-up:</text:p>
      <text:p text:style-name="Standard"><text:tab/>create /opt/open-osdp/run/MON</text:p>
      <text:p text:style-name="Standard"><text:tab/>copy doc/open-osdp-params-MON.json to /opt/open-osdp/run/MON/open-osdp-params.json</text:p>
      <text:p text:style-name="Standard"/>
      <text:p text:style-name="Standard">shell 1:</text:p>
      <text:p text:style-name="Standard"><text:tab/>cd /opt/open-osdp/run/MON</text:p>
      <text:p text:style-name="Standard"><text:tab/>sudo /opt/open-osdp/bin/open-osdp</text:p>
      <text:p text:style-name="Standard"/>
      <text:p text:style-name="Standard">shell 2:</text:p>
      <text:p text:style-name="Standard"><text:tab/>cd /opt/open-osdp/run/MON</text:p>
      <text:p text:style-name="Standard"><text:tab/>sudo tail -f open_osdp.lo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8:31:10</meta:creation-date>
    <dc:date>2016-07-27T18:41:53</dc:date>
    <meta:editing-duration>PT1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98" meta:character-count="712" meta:non-whitespace-character-count="615"/>
  </office:meta>
</office:document-meta>
</file>